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4ed" officeooo:paragraph-rsid="001ab4ed"/>
    </style:style>
    <style:style style:name="P2" style:family="paragraph" style:parent-style-name="Standard">
      <style:text-properties officeooo:paragraph-rsid="001ab4ed"/>
    </style:style>
    <style:style style:name="T1" style:family="text">
      <style:text-properties officeooo:rsid="001ab4ed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Navigate to jamuluswebsite in the terminal.</text:p>
      <text:p text:style-name="P1"/>
      <text:p text:style-name="P1">- Command: bundle install</text:p>
      <text:p text:style-name="P1"/>
      <text:p text:style-name="P1">- Command: bundle exec jekyll serve</text:p>
      <text:p text:style-name="P1"/>
      <text:p text:style-name="P2"><text:span text:style-name="T1">- View the site at: </text:span><text:span text:style-name="T2">http://localhost:40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8:35:22.003251045</meta:creation-date>
    <dc:date>2021-05-26T08:37:58.488923521</dc:date>
    <meta:editing-duration>PT2M37S</meta:editing-duration>
    <meta:editing-cycles>1</meta:editing-cycles>
    <meta:document-statistic meta:table-count="0" meta:image-count="0" meta:object-count="0" meta:page-count="1" meta:paragraph-count="4" meta:word-count="23" meta:character-count="146" meta:non-whitespace-character-count="127"/>
    <meta:generator>LibreOffice/6.4.7.2$Linux_X86_64 LibreOffice_project/40$Build-2</meta:generator>
  </office:meta>
</office:document-meta>
</file>